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ext-properties style:font-name="Albany AMT" style:font-name-asian="Albany AMT1" style:font-name-complex="Lucidasans"/>
    </style:style>
    <style:style style:name="ce11"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4" style:family="table-cell" style:parent-style-name="Default">
      <style:text-properties style:font-name="Albany AMT1"/>
    </style:style>
    <style:style style:name="ce15"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bold" style:font-name-asian="Albany AMT1" style:font-name-complex="Lucidasans"/>
    </style:style>
    <style:style style:name="ce18" style:family="table-cell" style:parent-style-name="Default">
      <style:text-properties style:font-name="Albany AMT" fo:font-weight="normal" style:font-name-asian="Albany AMT1" style:font-name-complex="Lucidasans"/>
    </style:style>
    <style:style style:name="ce19" style:family="table-cell" style:parent-style-name="Default">
      <style:text-properties style:font-name="Albany AMT1" style:font-name-asian="Albany AMT1" style:font-name-complex="Lucidasans"/>
    </style:style>
    <style:style style:name="ce20"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1" style:family="text">
      <style:text-properties style:font-name="Albany AMT" style:font-name-asian="Albany AMT1" style:font-name-complex="Lucidasans"/>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6">
            <text:p>6</text:p>
          </table:table-cell>
          <table:table-cell/>
          <table:table-cell table:style-name="ce3" office:value-type="string">
            <text:p>FicheProjet.xls</text:p>
          </table:table-cell>
          <table:table-cell table:style-name="ce7" office:value-type="float" office:value="14">
            <text:p>14</text:p>
          </table:table-cell>
        </table:table-row>
        <table:table-row table:style-name="ro1">
          <table:table-cell office:value-type="string">
            <text:p>Control variables</text:p>
          </table:table-cell>
          <table:table-cell office:value-type="float" office:value="4">
            <text:p>4</text:p>
          </table:table-cell>
          <table:table-cell/>
          <table:table-cell table:style-name="ce4" office:value-type="string">
            <text:p>ofp.xls</text:p>
          </table:table-cell>
          <table:table-cell table:style-name="ce8" office:value-type="float" office:value="13">
            <text:p>13</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AIRMatrix_-_Dept160.xls</text:p>
          </table:table-cell>
          <table:table-cell table:style-name="ce8" office:value-type="float" office:value="13">
            <text:p>13</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GTC_SLDev.xls</text:p>
          </table:table-cell>
          <table:table-cell table:style-name="ce8" office:value-type="float" office:value="12">
            <text:p>12</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Weekly_Store_Override_Central.xls</text:p>
          </table:table-cell>
          <table:table-cell table:style-name="ce8" office:value-type="float" office:value="11">
            <text:p>11</text:p>
          </table:table-cell>
        </table:table-row>
        <table:table-row table:style-name="ro1">
          <table:table-cell office:value-type="string">
            <text:p>Error Handling</text:p>
          </table:table-cell>
          <table:table-cell office:value-type="float" office:value="3">
            <text:p>3</text:p>
          </table:table-cell>
          <table:table-cell/>
          <table:table-cell table:style-name="ce4" office:value-type="string">
            <text:p>TEC_structuring.xls</text:p>
          </table:table-cell>
          <table:table-cell table:style-name="ce8" office:value-type="float" office:value="10">
            <text:p>10</text:p>
          </table:table-cell>
        </table:table-row>
        <table:table-row table:style-name="ro1">
          <table:table-cell office:value-type="string">
            <text:p>Application.DisplayAlerts</text:p>
          </table:table-cell>
          <table:table-cell office:value-type="float" office:value="3">
            <text:p>3</text:p>
          </table:table-cell>
          <table:table-cell/>
          <table:table-cell table:style-name="ce4" office:value-type="string">
            <text:p>Timpani35.238.xls</text:p>
          </table:table-cell>
          <table:table-cell table:style-name="ce8" office:value-type="float" office:value="10">
            <text:p>10</text:p>
          </table:table-cell>
        </table:table-row>
        <table:table-row table:style-name="ro1">
          <table:table-cell office:value-type="string">
            <text:p>VBAProject ( auto_open)</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9">
            <text:p>9</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Workbook_Open</text:p>
          </table:table-cell>
          <table:table-cell office:value-type="float" office:value="3">
            <text:p>3</text:p>
          </table:table-cell>
          <table:table-cell/>
          <table:table-cell table:style-name="ce4" office:value-type="string">
            <text:p>CityofSalem%20CX300.xls</text:p>
          </table:table-cell>
          <table:table-cell table:style-name="ce8" office:value-type="float" office:value="7">
            <text:p>7</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6">
            <text:p>6</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4">
            <text:p>4</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3">
            <text:p>3</text:p>
          </table:table-cell>
        </table:table-row>
        <table:table-row table:style-name="ro1">
          <table:table-cell office:value-type="string">
            <text:p>Name Object</text:p>
          </table:table-cell>
          <table:table-cell office:value-type="float" office:value="2">
            <text:p>2</text:p>
          </table:table-cell>
          <table:table-cell/>
          <table:table-cell table:style-name="ce4" office:value-type="string">
            <text:p>Novell_SLED_Benefit_eROI_20060524_-_working7.xls</text:p>
          </table:table-cell>
          <table:table-cell table:style-name="ce8" office:value-type="float" office:value="1">
            <text:p>1</text:p>
          </table:table-cell>
        </table:table-row>
        <table:table-row table:style-name="ro1">
          <table:table-cell office:value-type="string">
            <text:p>Names Collection</text:p>
          </table:table-cell>
          <table:table-cell office:value-type="float" office:value="2">
            <text:p>2</text:p>
          </table:table-cell>
          <table:table-cell/>
          <table:table-cell table:style-name="ce4" office:value-type="string">
            <text:p>Novell_SLED_ROI_Benefit_Calculator_v1__excel_event.xls</text:p>
          </table:table-cell>
          <table:table-cell table:style-name="ce8" office:value-type="float" office:value="1">
            <text:p>1</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User defined types ( scope )</text:p>
          </table:table-cell>
          <table:table-cell office:value-type="float" office:value="2">
            <text:p>2</text:p>
          </table:table-cell>
          <table:table-cell/>
          <table:table-cell table:style-name="ce5" office:value-type="string">
            <text:p>Total Result</text:p>
          </table:table-cell>
          <table:table-cell table:style-name="ce9" office:value-type="float" office:value="127">
            <text:p>127</text:p>
          </table:table-cell>
        </table:table-row>
        <table:table-row table:style-name="ro1">
          <table:table-cell office:value-type="string">
            <text:p>Shapes Collection</text:p>
          </table:table-cell>
          <table:table-cell office:value-type="float" office:value="2">
            <text:p>2</text:p>
          </table:table-cell>
          <table:table-cell table:number-columns-repeated="3"/>
        </table:table-row>
        <table:table-row table:style-name="ro1">
          <table:table-cell office:value-type="string">
            <text:p>Shape object</text:p>
          </table:table-cell>
          <table:table-cell office:value-type="float" office:value="2">
            <text:p>2</text:p>
          </table:table-cell>
          <table:table-cell table:number-columns-repeated="3"/>
        </table:table-row>
        <table:table-row table:style-name="ro1">
          <table:table-cell office:value-type="string">
            <text:p>Worksheet.PageSetup</text:p>
          </table:table-cell>
          <table:table-cell office:value-type="float" office:value="2">
            <text:p>2</text:p>
          </table:table-cell>
          <table:table-cell table:number-columns-repeated="3"/>
        </table:table-row>
        <table:table-row table:style-name="ro1">
          <table:table-cell office:value-type="string">
            <text:p>Range.FormulaHidden</text:p>
          </table:table-cell>
          <table:table-cell office:value-type="float" office:value="2">
            <text:p>2</text:p>
          </table:table-cell>
          <table:table-cell table:number-columns-repeated="3"/>
        </table:table-row>
        <table:table-row table:style-name="ro1">
          <table:table-cell office:value-type="string">
            <text:p>#If...Then...#Else Directive</text:p>
          </table:table-cell>
          <table:table-cell office:value-type="float" office:value="2">
            <text:p>2</text:p>
          </table:table-cell>
          <table:table-cell table:number-columns-repeated="3"/>
        </table:table-row>
        <table:table-row table:style-name="ro1">
          <table:table-cell office:value-type="string">
            <text:p>Range.Locked</text:p>
          </table:table-cell>
          <table:table-cell office:value-type="float" office:value="2">
            <text:p>2</text:p>
          </table:table-cell>
          <table:table-cell table:number-columns-repeated="3"/>
        </table:table-row>
        <table:table-row table:style-name="ro1">
          <table:table-cell office:value-type="string">
            <text:p>Resume in error handler block</text:p>
          </table:table-cell>
          <table:table-cell office:value-type="float" office:value="2">
            <text:p>2</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Row Range Reference</text:p>
          </table:table-cell>
          <table:table-cell office:value-type="float" office:value="1">
            <text:p>1</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_activate()</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rray of Array dereferencing</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tatusBar</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Cursor</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Range.RowHeight</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Insert</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Borders</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performance 'Set r = Range(“a:c”) ' takes too much time</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Multi-Area Range</text:p>
          </table:table-cell>
          <table:table-cell office:value-type="float" office:value="1">
            <text:p>1</text:p>
          </table:table-cell>
          <table:table-cell table:number-columns-repeated="3"/>
        </table:table-row>
        <table:table-row table:style-name="ro1">
          <table:table-cell office:value-type="string">
            <text:p>Me keyword</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m as Class Module</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lass Module (properties)</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28">
            <text:p>128</text:p>
          </table:table-cell>
          <table:table-cell table:number-columns-repeated="3"/>
        </table:table-row>
      </table:table>
      <table:table table:name="Raw Data" table:style-name="ta1" table:print="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Window.ScrollRow</text:p>
          </table:table-cell>
          <table:table-cell table:style-name="ce10"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1">
          <table:table-cell office:value-type="string">
            <text:p>Window.ScrollColumn</text:p>
          </table:table-cell>
          <table:table-cell table:style-name="ce10"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0"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Class Module (properties)</text:p>
          </table:table-cell>
          <table:table-cell table:style-name="ce10"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cell table:number-columns-repeated="3"/>
        </table:table-row>
        <table:table-row table:style-name="ro1">
          <table:table-cell office:value-type="string">
            <text:p>VBAProject ( auto_open)</text:p>
          </table:table-cell>
          <table:table-cell table:style-name="ce10"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0" office:value-type="string">
            <text:p>Weekly_Store_Override_Central.xls</text:p>
          </table:table-cell>
          <table:table-cell/>
          <table:table-cell table:style-name="ce10" office:value-type="string">
            <text:p>default param assignment</text:p>
          </table:table-cell>
          <table:table-cell table:style-name="ce20"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0" office:value-type="string">
            <text:p>Weekly_Store_Override_Central.xls</text:p>
          </table:table-cell>
          <table:table-cell/>
          <table:table-cell table:style-name="ce10" office:value-type="string">
            <text:p><text:s/>CreateObject ( native activex object )</text:p>
          </table:table-cell>
          <table:table-cell table:style-name="ce20"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0" office:value-type="string">
            <text:p>Weekly_Store_Override_Central.xls</text:p>
          </table:table-cell>
          <table:table-cell/>
          <table:table-cell table:style-name="ce10" office:value-type="string">
            <text:p>Control variables</text:p>
          </table:table-cell>
          <table:table-cell table:style-name="ce20"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0" office:value-type="string">
            <text:p>Weekly_Store_Override_Central.xls</text:p>
          </table:table-cell>
          <table:table-cell/>
          <table:table-cell table:style-name="ce10" office:value-type="string">
            <text:p><text:s/>DAO.Database</text:p>
          </table:table-cell>
          <table:table-cell table:style-name="ce20" office:value-type="string">
            <text:p>database access objects library</text:p>
          </table:table-cell>
          <table:table-cell table:number-columns-repeated="3"/>
        </table:table-row>
        <table:table-row table:style-name="ro1">
          <table:table-cell office:value-type="string">
            <text:p>Error Handling</text:p>
          </table:table-cell>
          <table:table-cell table:style-name="ce10" office:value-type="string">
            <text:p>Weekly_Store_Override_Central.xls</text:p>
          </table:table-cell>
          <table:table-cell/>
          <table:table-cell table:style-name="ce10" office:value-type="string">
            <text:p>Error Handling</text:p>
          </table:table-cell>
          <table:table-cell table:style-name="ce20"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Range.PageBreak </text:p>
          </table:table-cell>
          <table:table-cell table:style-name="ce10" office:value-type="string">
            <text:p>Weekly_Store_Override_Central.xls</text:p>
          </table:table-cell>
          <table:table-cell/>
          <table:table-cell table:style-name="ce10" office:value-type="string">
            <text:p>PageBreak property</text:p>
          </table:table-cell>
          <table:table-cell table:style-name="ce20" office:value-type="string">
            <text:p>Returns or sets the location of a page break</text:p>
          </table:table-cell>
          <table:table-cell table:number-columns-repeated="3"/>
        </table:table-row>
        <table:table-row table:style-name="ro2">
          <table:table-cell office:value-type="string">
            <text:p>UserForms support </text:p>
          </table:table-cell>
          <table:table-cell table:style-name="ce10" office:value-type="string">
            <text:p>Weekly_Store_Override_Central.xls</text:p>
          </table:table-cell>
          <table:table-cell/>
          <table:table-cell table:style-name="ce10" office:value-type="string">
            <text:p>UserForm support</text:p>
          </table:table-cell>
          <table:table-cell table:style-name="ce20" office:value-type="string">
            <text:p>a progress bar is used in this document</text:p>
          </table:table-cell>
          <table:table-cell table:number-columns-repeated="3"/>
        </table:table-row>
        <table:table-row table:style-name="ro2">
          <table:table-cell office:value-type="string">
            <text:p>VBAProject ( auto_open)</text:p>
          </table:table-cell>
          <table:table-cell table:style-name="ce10" office:value-type="string">
            <text:p><text:span text:style-name="T1">Weekly_Store_Override_Central.xls</text:span></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table:style-name="ce10" office:value-type="string">
            <text:p>Control variables</text:p>
          </table:table-cell>
          <table:table-cell table:style-name="ce10" office:value-type="string">
            <text:p>Daily_PCS_Compliance_Reports_Central.xls</text:p>
          </table:table-cell>
          <table:table-cell/>
          <table:table-cell table:style-name="ce10" office:value-type="string">
            <text:p>Control variables</text:p>
          </table:table-cell>
          <table:table-cell table:style-name="ce20" office:value-type="string">
            <text:p>Controls on sheet are available as members of the 'Sheet' class object e.g. Sheet1.PriceAdjDlrs_OB</text:p>
          </table:table-cell>
          <table:table-cell table:number-columns-repeated="3"/>
        </table:table-row>
        <table:table-row table:style-name="ro1">
          <table:table-cell office:value-type="string">
            <text:p>Application.StatusBar</text:p>
          </table:table-cell>
          <table:table-cell table:style-name="ce10" office:value-type="string">
            <text:p>Daily_PCS_Compliance_Reports_Central.xls</text:p>
          </table:table-cell>
          <table:table-cell/>
          <table:table-cell table:style-name="ce10" office:value-type="string">
            <text:p>StatusBar property</text:p>
          </table:table-cell>
          <table:table-cell table:style-name="ce20" office:value-type="string">
            <text:p>Returns or sets the text in the status bar</text:p>
          </table:table-cell>
          <table:table-cell table:number-columns-repeated="3"/>
        </table:table-row>
        <table:table-row table:style-name="ro1">
          <table:table-cell office:value-type="string">
            <text:p>Application.Cursor</text:p>
          </table:table-cell>
          <table:table-cell table:style-name="ce10" office:value-type="string">
            <text:p>Daily_PCS_Compliance_Reports_Central.xls</text:p>
          </table:table-cell>
          <table:table-cell/>
          <table:table-cell table:style-name="ce10" office:value-type="string">
            <text:p>Cursor property</text:p>
          </table:table-cell>
          <table:table-cell table:style-name="ce20" office:value-type="string">
            <text:p>Returns or sets the appearance of the mouse pointer in Microsoft Excel</text:p>
          </table:table-cell>
          <table:table-cell table:number-columns-repeated="3"/>
        </table:table-row>
        <table:table-row table:style-name="ro2">
          <table:table-cell office:value-type="string">
            <text:p>Borders property</text:p>
          </table:table-cell>
          <table:table-cell table:style-name="ce10" office:value-type="string">
            <text:p>Daily_PCS_Compliance_Reports_Central.xls</text:p>
          </table:table-cell>
          <table:table-cell/>
          <table:table-cell table:style-name="ce10" office:value-type="string">
            <text:p>borders property</text:p>
          </table:table-cell>
          <table:table-cell table:style-name="ce20" office:value-type="string">
            <text:p>need to implement the methods ( of Border ) on the Borders object</text:p>
          </table:table-cell>
          <table:table-cell table:number-columns-repeated="3"/>
        </table:table-row>
        <table:table-row table:style-name="ro2">
          <table:table-cell office:value-type="string">
            <text:p>VBAProject ( auto_open)</text:p>
          </table:table-cell>
          <table:table-cell table:style-name="ce10"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5"/>
          <table:table-cell table:number-columns-repeated="3"/>
        </table:table-row>
        <table:table-row table:style-name="ro3">
          <table:table-cell table:style-name="ce11"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4">
          <table:table-cell table:style-name="ce11"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4">
          <table:table-cell table:style-name="ce11"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0"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0"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0"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0"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4">
          <table:table-cell table:style-name="ce11" office:value-type="string">
            <text:p>Application.DisplayAlerts</text:p>
          </table:table-cell>
          <table:table-cell office:value-type="string">
            <text:p>ofp.xls</text:p>
          </table:table-cell>
          <table:table-cell/>
          <table:table-cell office:value-type="string">
            <text:p>Application.DisplayAlerts</text:p>
          </table:table-cell>
          <table:table-cell table:style-name="ce10"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3">
          <table:table-cell table:style-name="ce11"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3">
          <table:table-cell table:style-name="ce11"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3">
          <table:table-cell table:style-name="ce11"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3">
          <table:table-cell table:style-name="ce11" office:value-type="string">
            <text:p>Multi-Area Range</text:p>
          </table:table-cell>
          <table:table-cell office:value-type="string">
            <text:p>ofp.xls</text:p>
          </table:table-cell>
          <table:table-cell/>
          <table:table-cell office:value-type="string">
            <text:p>Multi-Area Range.ClearContents</text:p>
          </table:table-cell>
          <table:table-cell office:value-type="string">
            <text:p>Range("B4,B5:D5").ClearContents barfs</text:p>
          </table:table-cell>
          <table:table-cell table:number-columns-repeated="3"/>
        </table:table-row>
        <table:table-row table:style-name="ro3">
          <table:table-cell table:style-name="ce11"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0" office:value-type="string">
            <text:p>ofp.xls</text:p>
          </table:table-cell>
          <table:table-cell/>
          <table:table-cell table:style-name="ce10" office:value-type="string">
            <text:p>UserForm support</text:p>
          </table:table-cell>
          <table:table-cell table:style-name="ce20" office:value-type="string">
            <text:p>some userforms used in this document</text:p>
          </table:table-cell>
          <table:table-cell table:number-columns-repeated="3"/>
        </table:table-row>
        <table:table-row table:style-name="ro3">
          <table:table-cell table:style-name="ce11"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3">
          <table:table-cell table:style-name="ce11"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3">
          <table:table-cell table:style-name="ce11"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3">
          <table:table-cell table:style-name="ce11"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4">
          <table:table-cell table:style-name="ce11"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3">
          <table:table-cell table:style-name="ce11" office:value-type="string">
            <text:p>StrConv Function</text:p>
          </table:table-cell>
          <table:table-cell table:style-name="ce16" office:value-type="string">
            <text:p>ASIST.xls</text:p>
          </table:table-cell>
          <table:table-cell/>
          <table:table-cell table:style-name="ce19"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0"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0" office:value-type="string">
            <text:p>ASIST.xls</text:p>
          </table:table-cell>
          <table:table-cell/>
          <table:table-cell table:style-name="ce10" office:value-type="string">
            <text:p>Control variables</text:p>
          </table:table-cell>
          <table:table-cell table:style-name="ce20"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0" office:value-type="string">
            <text:p>ASIST.xls</text:p>
          </table:table-cell>
          <table:table-cell/>
          <table:table-cell table:style-name="ce10" office:value-type="string">
            <text:p>UserForm support</text:p>
          </table:table-cell>
          <table:table-cell table:style-name="ce20"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0" office:value-type="string">
            <text:p>ASIST.xls</text:p>
          </table:table-cell>
          <table:table-cell/>
          <table:table-cell table:style-name="ce10" office:value-type="string">
            <text:p><text:s/>CreateObject ( native activex object )</text:p>
          </table:table-cell>
          <table:table-cell table:style-name="ce20" office:value-type="string">
            <text:p>Creates and returns a reference to an ActiveX object</text:p>
          </table:table-cell>
          <table:table-cell table:number-columns-repeated="3"/>
        </table:table-row>
        <table:table-row table:style-name="ro1">
          <table:table-cell table:style-name="ce11"/>
          <table:table-cell office:value-type="string">
            <text:p>ASIST.xls</text:p>
          </table:table-cell>
          <table:table-cell table:number-columns-repeated="6"/>
        </table:table-row>
        <table:table-row table:style-name="ro1">
          <table:table-cell table:style-name="ce12" office:value-type="string">
            <text:p>dim as Class Module</text:p>
          </table:table-cell>
          <table:table-cell office:value-type="string">
            <text:p>AIRMatrix_-_Dept160.xls</text:p>
          </table:table-cell>
          <table:table-cell/>
          <table:table-cell office:value-type="string">
            <text:p>dim as Class Module</text:p>
          </table:table-cell>
          <table:table-cell office:value-type="string">
            <text:p>allow programmers to instantiate own defined classes</text:p>
          </table:table-cell>
          <table:table-cell table:number-columns-repeated="3"/>
        </table:table-row>
        <table:table-row table:style-name="ro1">
          <table:table-cell office:value-type="string">
            <text:p>Worksheet.PageSetup</text:p>
          </table:table-cell>
          <table:table-cell table:style-name="ce10"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0" office:value-type="string">
            <text:p>AIRMatrix_-_Dept160.xls</text:p>
          </table:table-cell>
          <table:table-cell/>
          <table:table-cell table:style-name="ce10" office:value-type="string">
            <text:p>Control variables</text:p>
          </table:table-cell>
          <table:table-cell table:style-name="ce20" office:value-type="string">
            <text:p>Controls on sheet are available as members of the 'Sheet' class object e.g. Sheets("Matrix").tbWarning.Left = 272</text:p>
          </table:table-cell>
          <table:table-cell table:number-columns-repeated="3"/>
        </table:table-row>
        <table:table-row table:style-name="ro3">
          <table:table-cell table:style-name="ce13" office:value-type="string">
            <text:p>CreateObject</text:p>
          </table:table-cell>
          <table:table-cell table:style-name="ce10"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4">
          <table:table-cell table:style-name="ce11"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4">
          <table:table-cell table:style-name="ce11"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0"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3">
          <table:table-cell table:style-name="ce11"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0"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0" office:value-type="string">
            <text:p>AIRMatrix_-_Dept160.xls</text:p>
          </table:table-cell>
          <table:table-cell/>
          <table:table-cell table:style-name="ce10" office:value-type="string">
            <text:p>default param assignment</text:p>
          </table:table-cell>
          <table:table-cell table:style-name="ce20"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0" office:value-type="string">
            <text:p>UserForm support</text:p>
          </table:table-cell>
          <table:table-cell table:style-name="ce20" office:value-type="string">
            <text:p>some userforms used in this document</text:p>
          </table:table-cell>
          <table:table-cell table:number-columns-repeated="3"/>
        </table:table-row>
        <table:table-row table:style-name="ro3">
          <table:table-cell table:style-name="ce11"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3">
          <table:table-cell table:style-name="ce11"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3">
          <table:table-cell table:style-name="ce11"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4"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3">
          <table:table-cell table:style-name="ce11"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4"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4"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table:style-name="ce14" office:value-type="string">
            <text:p>Me keyword</text:p>
          </table:table-cell>
          <table:table-cell office:value-type="string">
            <text:p>TEC_structuring.xls</text:p>
          </table:table-cell>
          <table:table-cell/>
          <table:table-cell office:value-type="string">
            <text:p>Me</text:p>
          </table:table-cell>
          <table:table-cell office:value-type="string">
            <text:p>The Me keyword behaves like an implicitly declared variable. It is automatically available to every procedure in a class module. When a class can have more than one instance, Me provides a way to refer to the specific instance of the class where the code is executing</text:p>
          </table:table-cell>
          <table:table-cell table:number-columns-repeated="3"/>
        </table:table-row>
        <table:table-row table:style-name="ro3">
          <table:table-cell table:style-name="ce11"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4">
          <table:table-cell table:style-name="ce11"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event fired when selection on a sheet is changed</text:p>
          </table:table-cell>
          <table:table-cell table:number-columns-repeated="3"/>
        </table:table-row>
        <table:table-row table:style-name="ro1">
          <table:table-cell table:style-name="ce14"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cell table:number-columns-repeated="3"/>
        </table:table-row>
        <table:table-row table:style-name="ro1">
          <table:table-cell table:style-name="ce14"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save</text:p>
          </table:table-cell>
          <table:table-cell table:number-columns-repeated="3"/>
        </table:table-row>
        <table:table-row table:style-name="ro4">
          <table:table-cell table:style-name="ce15"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4">
          <table:table-cell table:style-name="ce15"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4">
          <table:table-cell table:style-name="ce15"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3">
          <table:table-cell table:style-name="ce15"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3">
          <table:table-cell table:style-name="ce15"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cell table:number-columns-repeated="3"/>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performance 'Set r = Range(“a:c”) ' takes too much time</text:p>
          </table:table-cell>
          <table:table-cell office:value-type="string">
            <text:p>TestColWidthRowHeight.xls</text:p>
          </table:table-cell>
          <table:table-cell/>
          <table:table-cell office:value-type="string">
            <text:p>performance 'Set r = Range(“a:c”) ' takes too much time</text:p>
          </table:table-cell>
          <table:table-cell office:value-type="string">
            <text:p>for some reason the 'Set r = range(“a:c”) takes an uncessary amount of time ( there should be no calculation involved here just a create and return of the range and setting of a referenc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0" office:value-type="string">
            <text:p>2006InnovAlapSegedUrlap_V2542-060606-0801.xl</text:p>
          </table:table-cell>
          <table:table-cell/>
          <table:table-cell table:style-name="ce10" office:value-type="string">
            <text:p>Error Handling</text:p>
          </table:table-cell>
          <table:table-cell table:style-name="ce20" office:value-type="string">
            <text:p>use of Err.Number and Err.Description in error handling routine</text:p>
          </table:table-cell>
          <table:table-cell table:number-columns-repeated="3"/>
        </table:table-row>
        <table:table-row table:style-name="ro1">
          <table:table-cell office:value-type="string">
            <text:p>Like</text:p>
          </table:table-cell>
          <table:table-cell table:style-name="ce10"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0" office:value-type="string">
            <text:p>2006InnovAlapSegedUrlap_V2542-060606-0801.xl</text:p>
          </table:table-cell>
          <table:table-cell/>
          <table:table-cell table:style-name="ce10" office:value-type="string">
            <text:p>UserForm support</text:p>
          </table:table-cell>
          <table:table-cell table:style-name="ce20" office:value-type="string">
            <text:p>some userforms used in this document</text:p>
          </table:table-cell>
          <table:table-cell table:number-columns-repeated="3"/>
        </table:table-row>
        <table:table-row table:style-name="ro1">
          <table:table-cell office:value-type="string">
            <text:p>Resume in error handler block</text:p>
          </table:table-cell>
          <table:table-cell table:style-name="ce10" office:value-type="string">
            <text:p>2006InnovAlapSegedUrlap_V2542-060606-0801.xl</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5"/>
          <table:table-cell table:number-columns-repeated="3"/>
        </table:table-row>
        <table:table-row table:style-name="ro4">
          <table:table-cell table:style-name="ce11"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0" office:value-type="string">
            <text:p>2006InnovAlapPalyUrlap_V2561-060727-1800.xls </text:p>
          </table:table-cell>
          <table:table-cell/>
          <table:table-cell table:style-name="ce10" office:value-type="string">
            <text:p>Error Handling</text:p>
          </table:table-cell>
          <table:table-cell table:style-name="ce20"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table:style-name="ce18" office:value-type="string">
            <text:p>2006InnovAlapPalyUrlap_V2561-060727-1800.xls </text:p>
          </table:table-cell>
          <table:table-cell/>
          <table:table-cell table:style-name="ce10" office:value-type="string">
            <text:p>UserForm support</text:p>
          </table:table-cell>
          <table:table-cell table:style-name="ce20" office:value-type="string">
            <text:p>some userforms used in this document</text:p>
          </table:table-cell>
          <table:table-cell table:number-columns-repeated="3"/>
        </table:table-row>
        <table:table-row table:style-name="ro1">
          <table:table-cell office:value-type="string">
            <text:p>Like</text:p>
          </table:table-cell>
          <table:table-cell table:style-name="ce10"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Resume in error handler block</text:p>
          </table:table-cell>
          <table:table-cell table:style-name="ce10" office:value-type="string">
            <text:p>2006InnovAlapPalyUrlap_V2561-060727-1800.xls </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3">
          <table:table-cell table:style-name="ce15"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orkbook_Open</text:p>
          </table:table-cell>
          <table:table-cell table:style-name="ce10" office:value-type="string">
            <text:p>CityofSalem%20CX300.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2">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cell table:number-columns-repeated="3"/>
        </table:table-row>
      </table:table>
      <table:database-ranges>
        <table:database-range table:target-range-address="'Raw Data'.A1:'Raw Data'.B181" table:display-filter-buttons="true"/>
      </table:database-ranges>
      <table:data-pilot-tables>
        <table:data-pilot-table table:name="DataPilot1" table:application-data="" table:target-range-address="Analysis.A3:Analysis.B95" table:buttons="Analysis.A3 Analysis.A5" table:ignore-empty-rows="true">
          <table:source-cell-range table:cell-range-address="'Raw Data'.A1:'Raw Data'.B6003"/>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23" table:buttons="Analysis.D3 Analysis.D5" table:ignore-empty-rows="true">
          <table:source-cell-range table:cell-range-address="'Raw Data'.A1:'Raw Data'.B6003"/>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6-08-29">29/08/2006</text:date><text:time>17:50: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ichael Meeks</meta:initial-creator>
    <meta:creation-date>2006-07-04T14:45:53</meta:creation-date>
    <dc:creator>Noel Power</dc:creator>
    <dc:date>2006-08-29T17:50:04</dc:date>
    <dc:language>en-GB</dc:language>
    <meta:editing-cycles>93</meta:editing-cycles>
    <meta:editing-duration>P2DT9H32M44S</meta:editing-duration>
    <meta:user-defined meta:name="Info 1"/>
    <meta:user-defined meta:name="Info 2"/>
    <meta:user-defined meta:name="Info 3"/>
    <meta:user-defined meta:name="Info 4"/>
    <meta:document-statistic meta:table-count="2" meta:cell-count="749"/>
  </office:meta>
</office:document-meta>
</file>